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529cm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529cm" fo:text-indent="0cm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529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text-indent="0cm" style:auto-text-indent="false" fo:padding="0.503cm" fo:border="0.06pt solid #e3e3e3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indent="0cm" style:auto-text-indent="false" fo:padding-left="0.106cm" fo:padding-right="0.106cm" fo:padding-top="0.053cm" fo:padding-bottom="0.053cm" fo:border="0.06pt solid #e1e1e8"/>
    </style:style>
    <style:style style:name="P6" style:family="paragraph" style:parent-style-name="Preformatted_20_Text">
      <style:paragraph-properties fo:margin-left="0cm" fo:margin-right="0cm" fo:margin-top="0cm" fo:margin-bottom="0.265cm" style:contextual-spacing="false" style:line-height-at-least="0.529cm" fo:text-indent="0cm" style:auto-text-indent="false" fo:background-color="#f5f5f5" fo:padding="0cm" fo:border="none">
        <style:background-image/>
      </style:paragraph-properties>
    </style:style>
    <style:style style:name="P7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/>
    </style:style>
    <style:style style:name="P8" style:family="paragraph" style:parent-style-name="Preformatted_20_Text">
      <style:paragraph-properties fo:margin-top="0cm" fo:margin-bottom="0.265cm" style:contextual-spacing="false" style:line-height-at-least="0.529cm" fo:background-color="#f5f5f5" fo:padding="0cm" fo:border="none">
        <style:background-image/>
      </style:paragraph-properties>
    </style:style>
    <style:style style:name="P9" style:family="paragraph" style:parent-style-name="Text_20_body" style:list-style-name="L1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4" style:family="paragraph" style:parent-style-name="Text_20_body" style:list-style-name="L11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5" style:family="paragraph" style:parent-style-name="Text_20_body" style:list-style-name="L13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6" style:family="paragraph" style:parent-style-name="Text_20_body" style:list-style-name="L15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7" style:family="paragraph" style:parent-style-name="Text_20_body" style:list-style-name="L17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8" style:family="paragraph" style:parent-style-name="Text_20_body" style:list-style-name="L19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19" style:family="paragraph" style:parent-style-name="Text_20_body" style:list-style-name="L21">
      <style:paragraph-properties fo:margin-left="0.026cm" fo:margin-right="0.026cm" fo:margin-top="0cm" fo:margin-bottom="0cm" style:contextual-spacing="false" style:line-height-at-least="0.529cm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1" style:family="paragraph" style:parent-style-name="Text_20_body" style:list-style-name="L12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2" style:family="paragraph" style:parent-style-name="Text_20_body" style:list-style-name="L14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3" style:family="paragraph" style:parent-style-name="Text_20_body" style:list-style-name="L16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4" style:family="paragraph" style:parent-style-name="Text_20_body" style:list-style-name="L18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6" style:family="paragraph" style:parent-style-name="Text_20_body" style:list-style-name="L22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7" style:family="paragraph" style:parent-style-name="Text_20_body" style:list-style-name="L4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28" style:family="paragraph" style:parent-style-name="Text_20_body" style:list-style-name="L6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29" style:family="paragraph" style:parent-style-name="Text_20_body" style:list-style-name="L8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30" style:family="paragraph" style:parent-style-name="Text_20_body" style:list-style-name="L10">
      <style:paragraph-properties fo:margin-left="0cm" fo:margin-right="0cm" fo:margin-top="0cm" fo:margin-bottom="0.265cm" style:contextual-spacing="false" style:line-height-at-least="0.529cm" fo:text-indent="0cm" style:auto-text-indent="false" fo:padding="0cm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31" style:family="paragraph">
      <style:paragraph-properties fo:text-align="center"/>
      <style:text-properties fo:color="#ffffff" style:font-name="Helvetica Neue" fo:font-size="10pt" fo:font-weight="normal"/>
    </style:style>
    <style:style style:name="T1" style:family="text">
      <style:text-properties fo:font-variant="normal" fo:text-transform="none" fo:color="#333333" style:font-name="Monaco" fo:font-size="9pt" fo:letter-spacing="normal" fo:font-style="normal" fo:font-weight="normal" fo:background-color="transparent"/>
    </style:style>
    <style:style style:name="T2" style:family="text">
      <style:text-properties fo:font-variant="normal" fo:text-transform="none" fo:color="#333333" fo:letter-spacing="normal" fo:background-color="transparent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fo:color="#dd1144" style:font-name="Monaco" fo:font-size="9pt" fo:background-color="#f7f7f9"/>
    </style:style>
    <style:style style:name="T8" style:family="text">
      <style:text-properties fo:color="#dd1144" fo:font-size="9pt" fo:font-weight="bold" fo:background-color="#f7f7f9"/>
    </style:style>
    <style:style style:name="T9" style:family="text">
      <style:text-properties fo:color="#dd1144" style:text-line-through-style="none" style:font-name="Monaco" fo:font-size="9pt" style:text-underline-style="none" style:text-blinking="false" fo:background-color="#f7f7f9"/>
    </style:style>
    <style:style style:name="T10" style:family="text">
      <style:text-properties fo:color="#0088cc" style:text-line-through-style="none" style:text-underline-style="none" style:text-blinking="false"/>
    </style:style>
    <style:style style:name="Sect1" style:family="section">
      <style:section-properties fo:background-color="#f5f5f5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background-color="#006dcc" fo:margin-top="0.353cm" fo:margin-bottom="0.353cm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1" form:id="control1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2" form:id="control2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3" form:id="control3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4" form:id="control4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5" form:id="control5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6" form:id="control6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7" form:id="control7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8" form:id="control8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9" form:id="control9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10" form:id="control10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j_idt26" form:apply-filter="true" form:method="post" form:control-implementation="ooo:com.sun.star.form.component.Form" office:target-frame="" xlink:href="http://exam.piotrnowicki.com/viewQuestion.xhtml" xlink:type="simple">
          <form:properties>
            <form:property form:property-name="PropertyChangeNotificationEnabled" office:value-type="boolean" office:boolean-value="true"/>
          </form:properties>
          <form:button form:name="j_idt27" form:control-implementation="ooo:com.sun.star.form.component.CommandButton" xml:id="control11" form:id="control11" form:label="Hide answer" form:button-type="submit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Q56 - Asynchronous Processing in Servlets</text:h>
      <text:p text:style-name="P1">Considering the following asynchronous servlet code, choose which statements are true after a GET request is made: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I'm inside!"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System.out.println("*** I'm an async thread!");</text:span></text:span></text:p>
      <text:p text:style-name="P8"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System.out.println("I'm leaving! Bye!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5354187194558926858" text:style-name="L1">
        <text:list-item>
          <text:p text:style-name="P9"/>
        </text:list-item>
      </text:list>
      <text:list xml:id="list2065278183075442486" text:style-name="L2">
        <text:list-item>
          <text:p text:style-name="P20">This code compiles and runs fine</text:p>
        </text:list-item>
        <text:list-item>
          <text:p text:style-name="P20">The modifier "final" in final AsyncContext ac = req.startAsync(); is not necessary and can be safely removed</text:p>
        </text:list-item>
        <text:list-item>
          <text:p text:style-name="P20">The guaranteed order of texts printed in the console/log file is: I'm inside!, *** I'm an async thread!, I'm leaving! Bye!</text:p>
        </text:list-item>
        <text:list-item>
          <text:p text:style-name="P20">There is no HttpServletRequest#startAsync() method - there is only a <text:soft-page-break/>HttpServletRequest#startAsync(ServletRequest, ServletResponse) method</text:p>
        </text:list-item>
        <text:list-item>
          <text:p text:style-name="P20">A runtime exception will be thrown when accessing this servlet</text:p>
        </text:list-item>
        <text:list-item>
          <text:p text:style-name="P20">This code doesn't compile</text:p>
        </text:list-item>
      </text:list>
      <text:p text:style-name="Text_20_body"><text:bookmark text:name="j_idt27"/><draw:control text:anchor-type="as-char" draw:z-index="0" draw:style-name="gr1" draw:text-style-name="P31" svg:width="3.308cm" svg:height="1.006cm" draw:control="control1"/></text:p>
      <text:section text:style-name="Sect1" text:name="explanaition">
        <text:p text:style-name="P4"><text:span text:style-name="Strong_20_Emphasis"><text:span text:style-name="T6">e</text:span></text:span></text:p>
        <text:p text:style-name="P4"><text:span text:style-name="Strong_20_Emphasis"><text:span text:style-name="T6">Reference:</text:span></text:span> pages 10 - 20, 2.3.3.3 "Asynchronous processing"</text:p>
        <text:p text:style-name="P5"><text:span text:style-name="Strong_20_Emphasis"><text:span text:style-name="T6">Explanation</text:span></text:span>: To use the Asynchronous Servlets features, the servlet <text:span text:style-name="Strong_20_Emphasis"><text:span text:style-name="T6">must</text:span></text:span> support this type of processing either by defining <text:span text:style-name="Source_20_Text"><text:span text:style-name="T7">asyncSupported = true</text:span></text:span> attribute of the <text:span text:style-name="Source_20_Text"><text:span text:style-name="T7">@WebServlet</text:span></text:span>, or by <text:span text:style-name="Source_20_Text"><text:span text:style-name="T7">&lt;async-supported&gt;true&lt;/async-supported&gt;</text:span></text:span> element in the DD.</text:p>
      </text:section>
      <text:p text:style-name="Standard"/>
      <text:p text:style-name="Standard"/>
      <text:h text:style-name="P7" text:outline-level="3">Q57 - Asynchronous Processing in Servlets [2]</text:h>
      <text:p text:style-name="P2">Considering the following asynchronous servlet code, choose which statements are true after a GET request is made: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 = 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I'm inside!"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System.out.println("*** I'm an async thread!");</text:span></text:span></text:p>
      <text:p text:style-name="P8"><text:soft-page-break/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System.out.println("I'm leaving! Bye!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2763212235498855086" text:style-name="L3">
        <text:list-item>
          <text:p text:style-name="P10"/>
        </text:list-item>
      </text:list>
      <text:list xml:id="list2054914919106463806" text:style-name="L4">
        <text:list-item>
          <text:p text:style-name="P27">This code compiles and runs fine</text:p>
        </text:list-item>
        <text:list-item>
          <text:p text:style-name="P27">There is no "asyncSupported" attribute of @WebServlet</text:p>
        </text:list-item>
        <text:list-item>
          <text:p text:style-name="P27">The modifier "final" in final AsyncContext ac = req.startAsync(); is not necessary and can be safely removed</text:p>
        </text:list-item>
        <text:list-item>
          <text:p text:style-name="P27">The guaranteed order of texts printed in the console/log file is: I'm inside!, *** I'm an async thread!, I'm leaving! Bye!</text:p>
        </text:list-item>
        <text:list-item>
          <text:p text:style-name="P27">There is no HttpServletRequest#startAsync() method - there is only a HttpServletRequest#startAsync(ServletRequest, ServletResponse) method</text:p>
        </text:list-item>
        <text:list-item>
          <text:p text:style-name="P27">A runtime exception will be thrown when accessing this servlet</text:p>
        </text:list-item>
        <text:list-item>
          <text:p text:style-name="P27">This code doesn't compile</text:p>
        </text:list-item>
      </text:list>
      <text:p text:style-name="Text_20_body"><text:bookmark text:name="j_idt271"/><draw:control text:anchor-type="as-char" draw:z-index="1" draw:style-name="gr1" draw:text-style-name="P31" svg:width="3.811cm" svg:height="1.138cm" draw:control="control2"/></text:p>
      <text:section text:style-name="Sect1" text:name="Seção1">
        <text:p text:style-name="P4"><text:bookmark text:name="explanaition"/><text:span text:style-name="Strong_20_Emphasis"><text:span text:style-name="T6">a</text:span></text:span></text:p>
        <text:p text:style-name="P4"><text:span text:style-name="Strong_20_Emphasis"><text:span text:style-name="T6">Reference:</text:span></text:span> pages 10 - 20, 2.3.3.3 "Asynchronous processing"</text:p>
        <text:p text:style-name="P5"><text:span text:style-name="Strong_20_Emphasis"><text:span text:style-name="T6">Explanation</text:span></text:span>: This code runs fine - there is an <text:span text:style-name="Source_20_Text"><text:span text:style-name="T7">asyncSupported</text:span></text:span> attribute and in fact it's the <text:span text:style-name="Strong_20_Emphasis"><text:span text:style-name="T6">only asynchronous related attribute in the </text:span></text:span><text:span text:style-name="Strong_20_Emphasis"><text:span text:style-name="Source_20_Text"><text:span text:style-name="T8">@WebServlet</text:span></text:span></text:span><text:span text:style-name="Strong_20_Emphasis"><text:span text:style-name="T6">annotation</text:span></text:span>. Things like timeouts must be dealt programmatically by using the <text:span text:style-name="Source_20_Text"><text:span text:style-name="T7">AsyncContext</text:span></text:span>.</text:p>
        <text:p text:style-name="P4">The <text:span text:style-name="Strong_20_Emphasis"><text:span text:style-name="T6">final modifier is necessary</text:span></text:span>, because the "ac" variable must be accessible from the anonymous inner class.</text:p>
        <text:p text:style-name="P4">The order of messages is <text:span text:style-name="Strong_20_Emphasis"><text:span text:style-name="T6">not guaranteed</text:span></text:span>. There are two threads, and the Container/JVM can choose how and when execute them; the only guaranteed thing is that the "I'm inside" message will be printed first.</text:p>
      </text:section>
      <text:p text:style-name="Standard"/>
      <text:p text:style-name="Standard"/>
      <text:p text:style-name="Standard"/>
      <text:h text:style-name="P7" text:outline-level="3"><text:soft-page-break/>Q58 - Asynchronous Processing in Servlets [3]</text:h>
      <text:p text:style-name="P2">Considering the following asynchronous servlet code, choose which statements are true after a GET request is made: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 = "NullServlet", asyncSupported = 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ac.dispatch("/page.html");</text:span></text:span></text:p>
      <text:p text:style-name="P8"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6332148662447889692" text:style-name="L5">
        <text:list-item>
          <text:p text:style-name="P11"/>
        </text:list-item>
      </text:list>
      <text:list xml:id="list5895631455989624794" text:style-name="L6">
        <text:list-item>
          <text:p text:style-name="P28">This code compiles</text:p>
        </text:list-item>
        <text:list-item>
          <text:p text:style-name="P28">The content of "/page.html" will be served as a response</text:p>
        </text:list-item>
        <text:list-item>
          <text:p text:style-name="P28">A runtime exception will be thrown when accessing this servlet</text:p>
        </text:list-item>
        <text:list-item>
          <text:p text:style-name="P28">This code doesn't compile</text:p>
        </text:list-item>
      </text:list>
      <text:p text:style-name="Text_20_body"><text:bookmark text:name="j_idt272"/><draw:control text:anchor-type="as-char" draw:z-index="2" draw:style-name="gr1" draw:text-style-name="P31" svg:width="3.811cm" svg:height="1.138cm" draw:control="control3"/></text:p>
      <text:section text:style-name="Sect1" text:name="Seção2">
        <text:p text:style-name="P4"><text:bookmark text:name="explanaition1"/><text:soft-page-break/><text:span text:style-name="Strong_20_Emphasis"><text:span text:style-name="T6">a, b, c</text:span></text:span></text:p>
        <text:p text:style-name="P4"><text:span text:style-name="Strong_20_Emphasis"><text:span text:style-name="T6">Reference:</text:span></text:span> pages 10 - 20, 2.3.3.3 "Asynchronous processing"</text:p>
        <text:p text:style-name="P5"><text:span text:style-name="Strong_20_Emphasis"><text:span text:style-name="T6">Explanation</text:span></text:span>: The container will immediately dispatch the request to the given resource ("/page.html") and implicitly treat it like the<text:span text:style-name="Source_20_Text"><text:span text:style-name="T7">AsyncContext#complete()</text:span></text:span> method invocation.</text:p>
        <text:p text:style-name="P5">The following <text:span text:style-name="Source_20_Text"><text:span text:style-name="T7">ac.complete()</text:span></text:span> invocation will result in a <text:span text:style-name="Strong_20_Emphasis"><text:span text:style-name="T6">runtime exception</text:span></text:span> -- <text:span text:style-name="Source_20_Text"><text:span text:style-name="T7">IllegalStateException</text:span></text:span> -- thrown, as the request has already been dispatched.</text:p>
      </text:section>
      <text:p text:style-name="Standard"/>
      <text:p text:style-name="Standard"/>
      <text:h text:style-name="P7" text:outline-level="3">Q59 - Asynchronous Processing in Servlets [4]</text:h>
      <text:p text:style-name="P2">Considering the following asynchronous servlets code, choose which statements are true after a GET request to the NullServlet is made:</text:p>
      <text:p text:style-name="P3"><text:span text:style-name="Strong_20_Emphasis"><text:span text:style-name="T3">com.nullhaus.NullServlet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 = "NullServlet", asyncSupported = 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1!"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ac.dispatch("/baz"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pan text:style-name="Strong_20_Emphasis"><text:span text:style-name="T3">com.nullhaus.NullServlet2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 = "NullServle2", asyncSupported = fals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2!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7683943182128401214" text:style-name="L7">
        <text:list-item>
          <text:p text:style-name="P12"/>
        </text:list-item>
      </text:list>
      <text:list xml:id="list7053129844874496255" text:style-name="L8">
        <text:list-item>
          <text:p text:style-name="P29">This code compiles</text:p>
        </text:list-item>
        <text:list-item>
          <text:p text:style-name="P29">The "Howdy from NullServlet2" will be included in the response</text:p>
        </text:list-item>
        <text:list-item>
          <text:p text:style-name="P29">The "Howdy from NullServlet1" will be included in the response</text:p>
        </text:list-item>
        <text:list-item>
          <text:p text:style-name="P29">A runtime exception will be thrown when accessing this servlet</text:p>
        </text:list-item>
        <text:list-item>
          <text:p text:style-name="P29">This code doesn't compile</text:p>
        </text:list-item>
      </text:list>
      <text:p text:style-name="Text_20_body"><text:bookmark text:name="j_idt273"/><draw:control text:anchor-type="as-char" draw:z-index="3" draw:style-name="gr1" draw:text-style-name="P31" svg:width="3.811cm" svg:height="1.138cm" draw:control="control4"/></text:p>
      <text:section text:style-name="Sect1" text:name="Seção3">
        <text:p text:style-name="P4"><text:bookmark text:name="explanaition2"/><text:span text:style-name="Strong_20_Emphasis"><text:span text:style-name="T6">a, b, c</text:span></text:span></text:p>
        <text:p text:style-name="P4"><text:span text:style-name="Strong_20_Emphasis"><text:span text:style-name="T6">Reference:</text:span></text:span> pages 10 - 20, 2.3.3.3 "Asynchronous processing"</text:p>
        <text:p text:style-name="P5"><text:span text:style-name="Strong_20_Emphasis"><text:span text:style-name="T6">Explanation</text:span></text:span>: It is fine to dispatch from an <text:span text:style-name="Strong_20_Emphasis"><text:span text:style-name="T6">asynchronous servlet to the synchronous</text:span></text:span>. By using <text:span text:style-name="Source_20_Text"><text:span text:style-name="T7">req.startAsync()</text:span></text:span> the original request and response objects are passed to the asynchronous thread, so the "Howdy from NullServlet1" <text:span text:style-name="Strong_20_Emphasis"><text:span text:style-name="T6">will not be lost</text:span></text:span> and will be included in the response.</text:p>
      </text:section>
      <text:p text:style-name="Standard"/>
      <text:h text:style-name="P7" text:outline-level="3"><text:soft-page-break/>Q60 - Asynchronous Processing in Servlets [5]</text:h>
      <text:p text:style-name="P2">Considering the following Asynchronous Servlets code, choose which statements are true after a GET request to the NullServlet2 is made: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 = "NullServlet", asyncSupported = 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1!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8"/>
      <text:p text:style-name="P8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 = "NullServle2", asyncSupported = fals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,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2!");</text:span></text:span></text:p>
      <text:p text:style-name="P8"><text:span text:style-name="Source_20_Text"><text:span text:style-name="T2"><text:s text:c="8"/></text:span></text:span><text:span text:style-name="Source_20_Text"><text:span text:style-name="T1">req.getRequestDispatcher("/foo").forward(req, resp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2"><text:soft-page-break/>}</text:p>
      <text:list xml:id="list6245330964619372653" text:style-name="L9">
        <text:list-item>
          <text:p text:style-name="P13"/>
        </text:list-item>
      </text:list>
      <text:list xml:id="list4476107826087042493" text:style-name="L10">
        <text:list-item>
          <text:p text:style-name="P30">This code compiles</text:p>
        </text:list-item>
        <text:list-item>
          <text:p text:style-name="P30">The "Howdy from NullServlet2" will be included in the response</text:p>
        </text:list-item>
        <text:list-item>
          <text:p text:style-name="P30">The "Howdy from NullServlet1" will be included in the response</text:p>
        </text:list-item>
        <text:list-item>
          <text:p text:style-name="P30">A runtime exception will be thrown when accessing this servlet</text:p>
        </text:list-item>
        <text:list-item>
          <text:p text:style-name="P30">This code doesn't compile</text:p>
        </text:list-item>
      </text:list>
      <text:p text:style-name="Text_20_body"><text:bookmark text:name="j_idt274"/><draw:control text:anchor-type="as-char" draw:z-index="4" draw:style-name="gr1" draw:text-style-name="P31" svg:width="3.811cm" svg:height="1.138cm" draw:control="control5"/></text:p>
      <text:section text:style-name="Sect1" text:name="Seção4">
        <text:p text:style-name="P4"><text:bookmark text:name="explanaition3"/><text:span text:style-name="Strong_20_Emphasis"><text:span text:style-name="T6">a, c</text:span></text:span></text:p>
        <text:p text:style-name="P4"><text:span text:style-name="Strong_20_Emphasis"><text:span text:style-name="T6">Reference:</text:span></text:span> pages 11, 2.3.3.3 "Asynchronous processing"</text:p>
        <text:p text:style-name="P5"><text:span text:style-name="Strong_20_Emphasis"><text:span text:style-name="T6">Explanation</text:span></text:span>: It is <text:span text:style-name="Strong_20_Emphasis"><text:span text:style-name="T6">illegal</text:span></text:span> to dispatch the request from the synchronous servlet to the asynchronous, but the exception throwing is <text:span text:style-name="Strong_20_Emphasis"><text:span text:style-name="T6">delayed to the moment of actually using the asynchronous nature of the servlet</text:span></text:span> - like <text:span text:style-name="Source_20_Text"><text:span text:style-name="T7">AsyncContext.startAsync(-)</text:span></text:span>. If the asynchronous servlet doesn't use any of the asynchronous features, it is legal to do such dispatch.</text:p>
        <text:p text:style-name="P4">The "Howdy from NullServlet2" will <text:span text:style-name="Strong_20_Emphasis"><text:span text:style-name="T6">not</text:span></text:span> be included in the response, as the uncommitted output in <text:span text:style-name="Strong_20_Emphasis"><text:span text:style-name="T6">response buffer is cleared</text:span></text:span> during the <text:a xlink:type="simple" xlink:href="http://download.oracle.com/javaee/6/api/javax/servlet/RequestDispatcher.html#forward%28javax.servlet.ServletRequest,%20javax.servlet.ServletResponse%29"><text:span text:style-name="T10">forwarding</text:span></text:a>.</text:p>
      </text:section>
      <text:p text:style-name="Standard"/>
      <text:p text:style-name="Standard"/>
      <text:h text:style-name="P7" text:outline-level="3">Q61 - Asynchronous Processing in Servlets [6]</text:h>
      <text:p text:style-name="P1">Considering the following Asynchronous Servlets code, choose which statements are true after a GET request to the NullServlet2 is made:</text:p>
      <text:p text:style-name="P3"><text:span text:style-name="Strong_20_Emphasis"><text:span text:style-name="T4">com.nullhaus.NullServlet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 = "NullServlet", asyncSupported = true)</text:span></text:span></text:p>
      <text:p text:style-name="P8"><text:soft-page-break/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1!");</text:span></text:span></text:p>
      <text:p text:style-name="P8"/>
      <text:p text:style-name="P8"><text:span text:style-name="Source_20_Text"><text:span text:style-name="T2"><text:s text:c="9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System.out.println("Async!");</text:span></text:span></text:p>
      <text:p text:style-name="P8"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pan text:style-name="Strong_20_Emphasis"><text:span text:style-name="T4">com.nullhaus.NullServlet2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="NullServle2", asyncSupported=fals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,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sp.getWriter().println("Howdy from NullServlet2!"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q.getRequestDispatcher("/foo").forward(req, resp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2103177075993157845" text:style-name="L11">
        <text:list-item>
          <text:p text:style-name="P14"><text:soft-page-break/></text:p>
        </text:list-item>
      </text:list>
      <text:list xml:id="list4335924061460822565" text:style-name="L12">
        <text:list-item>
          <text:p text:style-name="P21">This code compiles</text:p>
        </text:list-item>
        <text:list-item>
          <text:p text:style-name="P21">The "Howdy from NullServlet2" will be included in the response</text:p>
        </text:list-item>
        <text:list-item>
          <text:p text:style-name="P21">The "Howdy from NullServlet1" will be included in the response</text:p>
        </text:list-item>
        <text:list-item>
          <text:p text:style-name="P21">The "Async!" will be included in the response</text:p>
        </text:list-item>
        <text:list-item>
          <text:p text:style-name="P21">A runtime exception will be thrown when accessing this servlet</text:p>
        </text:list-item>
        <text:list-item>
          <text:p text:style-name="P21">This code doesn't compile</text:p>
        </text:list-item>
      </text:list>
      <text:p text:style-name="Text_20_body"><text:bookmark text:name="j_idt275"/><draw:control text:anchor-type="as-char" draw:z-index="5" draw:style-name="gr1" draw:text-style-name="P31" svg:width="3.811cm" svg:height="1.138cm" draw:control="control6"/></text:p>
      <text:section text:style-name="Sect1" text:name="Seção5">
        <text:p text:style-name="P4"><text:bookmark text:name="explanaition4"/><text:span text:style-name="Strong_20_Emphasis"><text:span text:style-name="T6">e</text:span></text:span></text:p>
        <text:p text:style-name="P4"><text:span text:style-name="Strong_20_Emphasis"><text:span text:style-name="T6">Reference:</text:span></text:span> pages 11, 2.3.3.3 "Asynchronous processing"</text:p>
        <text:p text:style-name="P5"><text:span text:style-name="Strong_20_Emphasis"><text:span text:style-name="T6">Explanation</text:span></text:span>: Refer to the previous question's explanation; this code explicitly uses the asynchronous features, so the<text:span text:style-name="Source_20_Text"><text:span text:style-name="T7">IllegalStateException</text:span></text:span> will be thrown.</text:p>
      </text:section>
      <text:p text:style-name="Standard"/>
      <text:p text:style-name="Standard"/>
      <text:h text:style-name="P7" text:outline-level="3">Q62 - Asynchronous Processing in Servlets [7]</text:h>
      <text:p text:style-name="P1">Considering the following Asynchronous Servlet code, choose which statements are true after a GET request to the servlet is made: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=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q.setAttribute("Hello", "World");</text:span></text:span></text:p>
      <text:p text:style-name="P8"/>
      <text:p text:style-name="P8"><text:soft-page-break/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><text:span text:style-name="Source_20_Text"><text:span text:style-name="T2"><text:s text:c="8"/></text:span></text:span><text:span text:style-name="Source_20_Text"><text:span text:style-name="T1">ac.setTimeout(-2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Runnable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String att = (String)ac.getRequest().getAttribute("Hello");</text:span></text:span></text:p>
      <text:p text:style-name="P8"/>
      <text:p text:style-name="P8"><text:span text:style-name="Source_20_Text"><text:span text:style-name="T2"><text:s text:c="16"/></text:span></text:span><text:span text:style-name="Source_20_Text"><text:span text:style-name="T1">try {</text:span></text:span></text:p>
      <text:p text:style-name="P8"><text:span text:style-name="Source_20_Text"><text:span text:style-name="T2"><text:s text:c="20"/></text:span></text:span><text:span text:style-name="Source_20_Text"><text:span text:style-name="T1">PrintWriter pw = ac.getResponse().getWriter();</text:span></text:span></text:p>
      <text:p text:style-name="P8"><text:span text:style-name="Source_20_Text"><text:span text:style-name="T2"><text:s text:c="20"/></text:span></text:span><text:span text:style-name="Source_20_Text"><text:span text:style-name="T1">pw.println("Async! Value of Hello is: " + att);</text:span></text:span></text:p>
      <text:p text:style-name="P8"><text:span text:style-name="Source_20_Text"><text:span text:style-name="T2"><text:s text:c="16"/></text:span></text:span><text:span text:style-name="Source_20_Text"><text:span text:style-name="T1">} catch (IOException e) {</text:span></text:span></text:p>
      <text:p text:style-name="P8"><text:span text:style-name="Source_20_Text"><text:span text:style-name="T2"><text:s text:c="20"/></text:span></text:span><text:span text:style-name="Source_20_Text"><text:span text:style-name="T1">e.printStackTrace();</text:span></text:span></text:p>
      <text:p text:style-name="P8"><text:span text:style-name="Source_20_Text"><text:span text:style-name="T2"><text:s text:c="16"/></text:span></text:span><text:span text:style-name="Source_20_Text"><text:span text:style-name="T1">}</text:span></text:span></text:p>
      <text:p text:style-name="P8"/>
      <text:p text:style-name="P8"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7064514034546683756" text:style-name="L13">
        <text:list-item>
          <text:p text:style-name="P15"/>
        </text:list-item>
      </text:list>
      <text:list xml:id="list670346152491750557" text:style-name="L14">
        <text:list-item>
          <text:p text:style-name="P22">This code compiles</text:p>
        </text:list-item>
        <text:list-item>
          <text:p text:style-name="P22">The "Async! Value of Hello is: null" will be included in the response</text:p>
        </text:list-item>
        <text:list-item>
          <text:p text:style-name="P22">The "Async! Value of Hello is: World" will be included in the response</text:p>
        </text:list-item>
        <text:list-item>
          <text:p text:style-name="P22">The asynchronous operation will be timed out after the server default timeout value</text:p>
        </text:list-item>
        <text:list-item>
          <text:p text:style-name="P22">The asynchronous operation will be never timed out</text:p>
        </text:list-item>
        <text:list-item>
          <text:p text:style-name="P22">A runtime exception will be thrown when accessing this servlet</text:p>
        </text:list-item>
        <text:list-item>
          <text:p text:style-name="P22">This code doesn't compile</text:p>
        </text:list-item>
      </text:list>
      <text:p text:style-name="Text_20_body"><text:bookmark text:name="j_idt276"/><draw:control text:anchor-type="as-char" draw:z-index="6" draw:style-name="gr1" draw:text-style-name="P31" svg:width="3.811cm" svg:height="1.138cm" draw:control="control7"/></text:p>
      <text:section text:style-name="Sect1" text:name="Seção6">
        <text:p text:style-name="P4"><text:bookmark text:name="explanaition5"/><text:span text:style-name="Strong_20_Emphasis"><text:span text:style-name="T6">a, c, e</text:span></text:span></text:p>
        <text:p text:style-name="P4"><text:soft-page-break/><text:span text:style-name="Strong_20_Emphasis"><text:span text:style-name="T6">Reference:</text:span></text:span> page 14, 2.3.3.3 "Asynchronous processing"</text:p>
        <text:p text:style-name="P5"><text:span text:style-name="Strong_20_Emphasis"><text:span text:style-name="T6">Explanation</text:span></text:span>: If the <text:span text:style-name="Source_20_Text"><text:span text:style-name="T7">AsyncContext#setTimeout(-)</text:span></text:span> argument is <text:span text:style-name="Strong_20_Emphasis"><text:span text:style-name="T6">&lt;= 0</text:span></text:span>, it means that the asynchronous operation will <text:span text:style-name="Strong_20_Emphasis"><text:span text:style-name="T6">never be timed out</text:span></text:span>.</text:p>
        <text:p text:style-name="P5">The <text:span text:style-name="Source_20_Text"><text:span text:style-name="T7">ServletRequest#startAsync()</text:span></text:span> method uses the unwrapped <text:span text:style-name="Source_20_Text"><text:span text:style-name="T7">ServletRequest</text:span></text:span> and <text:span text:style-name="Source_20_Text"><text:span text:style-name="T7">ServletResponse</text:span></text:span>, so the attributes set before asynchronous thread start are <text:span text:style-name="Strong_20_Emphasis"><text:span text:style-name="T6">accessible</text:span></text:span> from within the thread.</text:p>
      </text:section>
      <text:p text:style-name="Standard"/>
      <text:p text:style-name="Standard"/>
      <text:h text:style-name="P7" text:outline-level="3">Q63 - Asynchronous Processing in Servlets [8]</text:h>
      <text:p text:style-name="P1">Considering the following Asynchronous Servlets code, choose which statements are true after a GET request to the NullServlet is made:</text:p>
      <text:p text:style-name="P3"><text:span text:style-name="Strong_20_Emphasis"><text:span text:style-name="T4">com.nullhaus.NullServlet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=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,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if (req.getDispatcherType() == DispatcherType.REQUEST) {</text:span></text:span></text:p>
      <text:p text:style-name="P8"><text:span text:style-name="Source_20_Text"><text:span text:style-name="T2"><text:s text:c="12"/></text:span></text:span><text:span text:style-name="Source_20_Text"><text:span text:style-name="T1">req.getRequestDispatcher("/baz").forward(req, resp);</text:span></text:span></text:p>
      <text:p text:style-name="P8"><text:span text:style-name="Source_20_Text"><text:span text:style-name="T2"><text:s text:c="8"/></text:span></text:span><text:span text:style-name="Source_20_Text"><text:span text:style-name="T1">} else if (req.getDispatcherType() == DispatcherType.ASYNC) {</text:span></text:span></text:p>
      <text:p text:style-name="P8"><text:span text:style-name="Source_20_Text"><text:span text:style-name="T2"><text:s text:c="12"/></text:span></text:span><text:span text:style-name="Source_20_Text"><text:span text:style-name="T1">String hello = (String)req.getAttribute("Hello");</text:span></text:span></text:p>
      <text:p text:style-name="P8"><text:span text:style-name="Source_20_Text"><text:span text:style-name="T2"><text:s text:c="12"/></text:span></text:span><text:span text:style-name="Source_20_Text"><text:span text:style-name="T1">resp.getWriter().println("Phew, that was a ride!");</text:span></text:span></text:p>
      <text:p text:style-name="P8"><text:span text:style-name="Source_20_Text"><text:span text:style-name="T2"><text:s text:c="12"/></text:span></text:span><text:span text:style-name="Source_20_Text"><text:span text:style-name="T1">resp.getWriter().println("Value of Hello is: " + hello);</text:span></text:span></text:p>
      <text:p text:style-name="P8"><text:span text:style-name="Source_20_Text"><text:span text:style-name="T2"><text:s text:c="8"/></text:span></text:span><text:span text:style-name="Source_20_Text"><text:span text:style-name="T1">}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oft-page-break/><text:span text:style-name="Strong_20_Emphasis"><text:span text:style-name="T4">com.nullhaus.NullServlet2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="NullServlet2", asyncSupported=tru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req.setAttribute("Hello", "World"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><text:span text:style-name="Source_20_Text"><text:span text:style-name="T2"><text:s text:c="8"/></text:span></text:span><text:span text:style-name="Source_20_Text"><text:span text:style-name="T1">ac.dispatch(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6225645983890932868" text:style-name="L15">
        <text:list-item>
          <text:p text:style-name="P16"/>
        </text:list-item>
      </text:list>
      <text:list xml:id="list2978621539859308304" text:style-name="L16">
        <text:list-item>
          <text:p text:style-name="P23">This code compiles</text:p>
        </text:list-item>
        <text:list-item>
          <text:p text:style-name="P23">The "Value of Hello is: null" will be included in the response</text:p>
        </text:list-item>
        <text:list-item>
          <text:p text:style-name="P23">The "Value of Hello is: World" will be included in the response</text:p>
        </text:list-item>
        <text:list-item>
          <text:p text:style-name="P23">The infinite loop dispatch-loop will be created</text:p>
        </text:list-item>
        <text:list-item>
          <text:p text:style-name="P23">The request will be served fine, but no text will be included in the response</text:p>
        </text:list-item>
        <text:list-item>
          <text:p text:style-name="P23">A runtime exception will be thrown when accessing this servlet</text:p>
        </text:list-item>
        <text:list-item>
          <text:p text:style-name="P23">This code doesn't compile</text:p>
        </text:list-item>
      </text:list>
      <text:p text:style-name="Text_20_body"><text:bookmark text:name="j_idt277"/><draw:control text:anchor-type="as-char" draw:z-index="7" draw:style-name="gr1" draw:text-style-name="P31" svg:width="3.811cm" svg:height="1.138cm" draw:control="control8"/></text:p>
      <text:section text:style-name="Sect1" text:name="Seção7">
        <text:p text:style-name="P4"><text:bookmark text:name="explanaition6"/><text:span text:style-name="Strong_20_Emphasis"><text:span text:style-name="T6">a, c</text:span></text:span></text:p>
        <text:p text:style-name="P4"><text:span text:style-name="Strong_20_Emphasis"><text:span text:style-name="T6">Reference:</text:span></text:span> page 15, 2.3.3.3 "Asynchronous processing"</text:p>
        <text:p text:style-name="P5"><text:soft-page-break/><text:span text:style-name="Strong_20_Emphasis"><text:span text:style-name="T6">Explanation</text:span></text:span>: This code is an example of how to use the <text:a xlink:type="simple" xlink:href="http://download.oracle.com/javaee/6/api/javax/servlet/ServletRequest.html#getDispatcherType%28%29"><text:span text:style-name="Source_20_Text"><text:span text:style-name="T9">ServletRequest#getDispatcherType()</text:span></text:span></text:a> to recognize if the request was made initialy (<text:span text:style-name="Source_20_Text"><text:span text:style-name="T7">REQUEST</text:span></text:span>) or through asynchronous dispatch (<text:span text:style-name="Source_20_Text"><text:span text:style-name="T7">ASYNC</text:span></text:span>).</text:p>
        <text:p text:style-name="P5">Another thing is that if the <text:span text:style-name="Strong_20_Emphasis"><text:span text:style-name="T6">unwrapped</text:span></text:span> <text:span text:style-name="Source_20_Text"><text:span text:style-name="T7">ServletRequest</text:span></text:span> and <text:span text:style-name="Source_20_Text"><text:span text:style-name="T7">ServletResponse</text:span></text:span> are used in the <text:span text:style-name="Source_20_Text"><text:span text:style-name="T7">ServletRequest#startAsync(-)</text:span></text:span>, the following<text:span text:style-name="Source_20_Text"><text:span text:style-name="T7">AsyncContext#dispatch()</text:span></text:span> will dispatch the to the URL of the <text:span text:style-name="Strong_20_Emphasis"><text:span text:style-name="T6">original</text:span></text:span> request (/foo/*).</text:p>
        <text:p text:style-name="P5">The last thing shown is that the <text:span text:style-name="Source_20_Text"><text:span text:style-name="T7">ServletRequest</text:span></text:span> and the <text:span text:style-name="Source_20_Text"><text:span text:style-name="T7">ServletResponse</text:span></text:span> are the same objects in the dispatch chain, so the attributes are saved properly.</text:p>
      </text:section>
      <text:p text:style-name="Standard"/>
      <text:p text:style-name="Standard"/>
      <text:h text:style-name="P7" text:outline-level="3">Q64 - Asynchronous Processing in Servlets [9]</text:h>
      <text:p text:style-name="P1">Considering the following Asynchronous Servlets code, choose which statements are true after a GET request to the NullServlet is made:</text:p>
      <text:p text:style-name="P3"><text:span text:style-name="Strong_20_Emphasis"><text:span text:style-name="T4">com.nullhaus.NullServlet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=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,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if (req.getDispatcherType() == DispatcherType.REQUEST) {</text:span></text:span></text:p>
      <text:p text:style-name="P8"><text:span text:style-name="Source_20_Text"><text:span text:style-name="T2"><text:s text:c="12"/></text:span></text:span><text:span text:style-name="Source_20_Text"><text:span text:style-name="T1">AsyncContext ac = req.startAsync();</text:span></text:span></text:p>
      <text:p text:style-name="P8"><text:span text:style-name="Source_20_Text"><text:span text:style-name="T2"><text:s text:c="12"/></text:span></text:span><text:span text:style-name="Source_20_Text"><text:span text:style-name="T1">ac.dispatch("/baz");</text:span></text:span></text:p>
      <text:p text:style-name="P8"><text:span text:style-name="Source_20_Text"><text:span text:style-name="T2"><text:s text:c="8"/></text:span></text:span><text:span text:style-name="Source_20_Text"><text:span text:style-name="T1">} else if (req.getDispatcherType() == DispatcherType.ASYNC) {</text:span></text:span></text:p>
      <text:p text:style-name="P8"><text:span text:style-name="Source_20_Text"><text:span text:style-name="T2"><text:s text:c="12"/></text:span></text:span><text:span text:style-name="Source_20_Text"><text:span text:style-name="T1">resp.getWriter().println("Shotgun!");</text:span></text:span></text:p>
      <text:p text:style-name="P8"><text:span text:style-name="Source_20_Text"><text:span text:style-name="T2"><text:s text:c="8"/></text:span></text:span><text:span text:style-name="Source_20_Text"><text:span text:style-name="T1">}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pan text:style-name="Strong_20_Emphasis"><text:span text:style-name="T4">com.nullhaus.NullServlet2</text:span></text:span></text:p>
      <text:p text:style-name="P6"><text:soft-page-break/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="NullServlet2", asyncSupported=tru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><text:span text:style-name="Source_20_Text"><text:span text:style-name="T2"><text:s text:c="8"/></text:span></text:span><text:span text:style-name="Source_20_Text"><text:span text:style-name="T1">AsyncContext ac = req.getAsyncContext();</text:span></text:span></text:p>
      <text:p text:style-name="P8"><text:span text:style-name="Source_20_Text"><text:span text:style-name="T2"><text:s text:c="8"/></text:span></text:span><text:span text:style-name="Source_20_Text"><text:span text:style-name="T1">ac.dispatch("/foo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135060516935101385" text:style-name="L17">
        <text:list-item>
          <text:p text:style-name="P17"/>
        </text:list-item>
      </text:list>
      <text:list xml:id="list7633247684427549983" text:style-name="L18">
        <text:list-item>
          <text:p text:style-name="P24">This code compiles</text:p>
        </text:list-item>
        <text:list-item>
          <text:p text:style-name="P24">The "Shotgun!" will be included in the response</text:p>
        </text:list-item>
        <text:list-item>
          <text:p text:style-name="P24">The inifite loop dispatch-loop will be created</text:p>
        </text:list-item>
        <text:list-item>
          <text:p text:style-name="P24">The request will be served fine, but no text will be included in the response</text:p>
        </text:list-item>
        <text:list-item>
          <text:p text:style-name="P24">A runtime exception will be thrown when accessing this servlet</text:p>
        </text:list-item>
        <text:list-item>
          <text:p text:style-name="P24">This code doesn't compile</text:p>
        </text:list-item>
      </text:list>
      <text:p text:style-name="Text_20_body"><text:bookmark text:name="j_idt278"/><draw:control text:anchor-type="as-char" draw:z-index="8" draw:style-name="gr1" draw:text-style-name="P31" svg:width="3.811cm" svg:height="1.138cm" draw:control="control9"/></text:p>
      <text:section text:style-name="Sect1" text:name="Seção8">
        <text:p text:style-name="P4"><text:bookmark text:name="explanaition7"/><text:span text:style-name="Strong_20_Emphasis"><text:span text:style-name="T6">a, e</text:span></text:span></text:p>
        <text:p text:style-name="P4"><text:span text:style-name="Strong_20_Emphasis"><text:span text:style-name="T6">Reference:</text:span></text:span> page 16, 2.3.3.3 "Asynchronous processing"</text:p>
        <text:p text:style-name="P4"><text:span text:style-name="Strong_20_Emphasis"><text:span text:style-name="T6">Explanation</text:span></text:span>: It is <text:span text:style-name="Strong_20_Emphasis"><text:span text:style-name="T6">illegal</text:span></text:span> to use more than one asynchronous dispatch from <text:span text:style-name="Strong_20_Emphasis"><text:span text:style-name="T6">one AsyncContext</text:span></text:span>. A runtime exception will be thrown.</text:p>
      </text:section>
      <text:p text:style-name="Standard"/>
      <text:p text:style-name="Standard"/>
      <text:h text:style-name="P7" text:outline-level="3">Q65 - Asynchronous Processing in Servlets [10]</text:h>
      <text:p text:style-name="P1">Considering the following Asynchronous Servlets code, choose which statements are true after a GET <text:soft-page-break/>request to the NullServlet is made:</text:p>
      <text:p text:style-name="P3"><text:span text:style-name="Strong_20_Emphasis"><text:span text:style-name="T4">com.nullhaus.NullServlet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=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,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if (req.getDispatcherType() == DispatcherType.REQUEST) {</text:span></text:span></text:p>
      <text:p text:style-name="P8"><text:span text:style-name="Source_20_Text"><text:span text:style-name="T2"><text:s text:c="12"/></text:span></text:span><text:span text:style-name="Source_20_Text"><text:span text:style-name="T1">AsyncContext ac = req.startAsync();</text:span></text:span></text:p>
      <text:p text:style-name="P8"><text:span text:style-name="Source_20_Text"><text:span text:style-name="T2"><text:s text:c="12"/></text:span></text:span><text:span text:style-name="Source_20_Text"><text:span text:style-name="T1">ac.dispatch("/baz");</text:span></text:span></text:p>
      <text:p text:style-name="P8"><text:span text:style-name="Source_20_Text"><text:span text:style-name="T2"><text:s text:c="8"/></text:span></text:span><text:span text:style-name="Source_20_Text"><text:span text:style-name="T1">} else if (req.getDispatcherType() == DispatcherType.ASYNC) {</text:span></text:span></text:p>
      <text:p text:style-name="P8"><text:span text:style-name="Source_20_Text"><text:span text:style-name="T2"><text:s text:c="12"/></text:span></text:span><text:span text:style-name="Source_20_Text"><text:span text:style-name="T1">resp.getWriter().println("Shotgun!");</text:span></text:span></text:p>
      <text:p text:style-name="P8"><text:span text:style-name="Source_20_Text"><text:span text:style-name="T2"><text:s text:c="8"/></text:span></text:span><text:span text:style-name="Source_20_Text"><text:span text:style-name="T1">}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pan text:style-name="Strong_20_Emphasis"><text:span text:style-name="T4">com.nullhaus.NullServlet2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.io.*;</text:span></text:span></text:p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baz/*", name="NullServlet2", asyncSupported=true)</text:span></text:span></text:p>
      <text:p text:style-name="P8"><text:span text:style-name="Source_20_Text"><text:span text:style-name="T1">public class NullServlet2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IOException {</text:span></text:span></text:p>
      <text:p text:style-name="P8"><text:soft-page-break/><text:span text:style-name="Source_20_Text"><text:span text:style-name="T2"><text:s text:c="8"/></text:span></text:span><text:span text:style-name="Source_20_Text"><text:span text:style-name="T1">AsyncContext ac = req.startAsync();</text:span></text:span></text:p>
      <text:p text:style-name="P8"><text:span text:style-name="Source_20_Text"><text:span text:style-name="T2"><text:s text:c="8"/></text:span></text:span><text:span text:style-name="Source_20_Text"><text:span text:style-name="T1">ac.dispatch("/foo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5772886417446761292" text:style-name="L19">
        <text:list-item>
          <text:p text:style-name="P18"/>
        </text:list-item>
      </text:list>
      <text:list xml:id="list4581166546414294665" text:style-name="L20">
        <text:list-item>
          <text:p text:style-name="P25">This code compiles</text:p>
        </text:list-item>
        <text:list-item>
          <text:p text:style-name="P25">The "Shotgun!" will be included in the response</text:p>
        </text:list-item>
        <text:list-item>
          <text:p text:style-name="P25">The inifite loop dispatch-loop will be created</text:p>
        </text:list-item>
        <text:list-item>
          <text:p text:style-name="P25">The request will be served fine, but no text will be included in the response</text:p>
        </text:list-item>
        <text:list-item>
          <text:p text:style-name="P25">A runtime exception will be thrown when accessing this servlet</text:p>
        </text:list-item>
        <text:list-item>
          <text:p text:style-name="P25">This code doesn't compile</text:p>
        </text:list-item>
      </text:list>
      <text:p text:style-name="Text_20_body"><text:bookmark text:name="j_idt279"/><draw:control text:anchor-type="as-char" draw:z-index="9" draw:style-name="gr1" draw:text-style-name="P31" svg:width="3.811cm" svg:height="1.138cm" draw:control="control10"/></text:p>
      <text:section text:style-name="Sect1" text:name="Seção9">
        <text:p text:style-name="P4"><text:bookmark text:name="explanaition8"/><text:span text:style-name="Strong_20_Emphasis"><text:span text:style-name="T6">a, b</text:span></text:span></text:p>
        <text:p text:style-name="P4"><text:span text:style-name="Strong_20_Emphasis"><text:span text:style-name="T6">Reference:</text:span></text:span> page 16, 2.3.3.3 "Asynchronous processing"</text:p>
        <text:p text:style-name="P5"><text:span text:style-name="Strong_20_Emphasis"><text:span text:style-name="T6">Explanation</text:span></text:span>: It is <text:span text:style-name="Strong_20_Emphasis"><text:span text:style-name="T6">illegal</text:span></text:span> to use more than one asynchronous dispatch from <text:span text:style-name="Strong_20_Emphasis"><text:span text:style-name="T6">one AsyncContext</text:span></text:span>, but in this case a AsyncContext <text:span text:style-name="Strong_20_Emphasis"><text:span text:style-name="T6">has been reinitialized</text:span></text:span> (<text:span text:style-name="Source_20_Text"><text:span text:style-name="T7">req.startAsync()</text:span></text:span>instead of <text:span text:style-name="Source_20_Text"><text:span text:style-name="T7">req.getAsyncContext()</text:span></text:span>).</text:p>
      </text:section>
      <text:p text:style-name="Standard"/>
      <text:p text:style-name="Standard"/>
      <text:h text:style-name="P7" text:outline-level="3">Q66 - Asynchronous Processing in Servlets [11]</text:h>
      <text:p text:style-name="P1">Assume the AsyncListener is defined as follows:</text:p>
      <text:p text:style-name="P3"><text:span text:style-name="Strong_20_Emphasis"><text:span text:style-name="T4">com.nullhaus.MyListener</text:span>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Listener</text:span></text:span></text:p>
      <text:p text:style-name="P8"><text:span text:style-name="Source_20_Text"><text:span text:style-name="T1">public class MyListener implements AsyncListener {</text:span></text:span></text:p>
      <text:p text:style-name="P8"><text:soft-page-break/><text:span text:style-name="Source_20_Text"><text:span text:style-name="T2"><text:s text:c="4"/></text:span></text:span><text:span text:style-name="Source_20_Text"><text:span text:style-name="T1">public void onComplete(AsyncEvent event) 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#Async listener [onComplete]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/>
      <text:p text:style-name="P8"><text:span text:style-name="Source_20_Text"><text:span text:style-name="T2"><text:s text:c="4"/></text:span></text:span><text:span text:style-name="Source_20_Text"><text:span text:style-name="T1">public void onError(AsyncEvent event) 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#Async listener [onError]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/>
      <text:p text:style-name="P8"><text:span text:style-name="Source_20_Text"><text:span text:style-name="T2"><text:s text:c="4"/></text:span></text:span><text:span text:style-name="Source_20_Text"><text:span text:style-name="T1">public void onStartAsync(AsyncEvent event) 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#Async listener [onStartAsync]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/>
      <text:p text:style-name="P8"><text:span text:style-name="Source_20_Text"><text:span text:style-name="T2"><text:s text:c="4"/></text:span></text:span><text:span text:style-name="Source_20_Text"><text:span text:style-name="T1">public void onTimeout(AsyncEvent event) <text:s/>{</text:span></text:span></text:p>
      <text:p text:style-name="P8"><text:span text:style-name="Source_20_Text"><text:span text:style-name="T2"><text:s text:c="8"/></text:span></text:span><text:span text:style-name="Source_20_Text"><text:span text:style-name="T1">System.out.println("#Async listener [onTimeout]"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p text:style-name="P3"><text:span text:style-name="T5">What will be the result of the </text:span><text:span text:style-name="Strong_20_Emphasis"><text:span text:style-name="T4">first</text:span></text:span><text:span text:style-name="T5"> GET request to the following servlet:</text:span></text:p>
      <text:p text:style-name="P6"><text:span text:style-name="Source_20_Text"><text:span text:style-name="T1">package com.nullhaus;</text:span></text:span></text:p>
      <text:p text:style-name="P8"/>
      <text:p text:style-name="P8"><text:span text:style-name="Source_20_Text"><text:span text:style-name="T1">import javax.servlet.*;</text:span></text:span></text:p>
      <text:p text:style-name="P8"><text:span text:style-name="Source_20_Text"><text:span text:style-name="T1">import javax.servlet.http.*;</text:span></text:span></text:p>
      <text:p text:style-name="P8"><text:span text:style-name="Source_20_Text"><text:span text:style-name="T1">import javax.servlet.annotation.*;</text:span></text:span></text:p>
      <text:p text:style-name="P8"/>
      <text:p text:style-name="P8"><text:span text:style-name="Source_20_Text"><text:span text:style-name="T1">@WebServlet(urlPatterns = "/foo/*", name="NullServlet", asyncSupported=true)</text:span></text:span></text:p>
      <text:p text:style-name="P8"><text:span text:style-name="Source_20_Text"><text:span text:style-name="T1">public class NullServlet extends HttpServlet {</text:span></text:span></text:p>
      <text:p text:style-name="P8"><text:span text:style-name="Source_20_Text"><text:span text:style-name="T2"><text:s text:c="4"/></text:span></text:span><text:span text:style-name="Source_20_Text"><text:span text:style-name="T1">public void doGet(HttpServletRequest req, HttpServletResponse resp) throws ServletException {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final AsyncContext ac = req.startAsync();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try {</text:span></text:span></text:p>
      <text:p text:style-name="P8"><text:span text:style-name="Source_20_Text"><text:span text:style-name="T2"><text:s text:c="12"/></text:span></text:span><text:span text:style-name="Source_20_Text"><text:span text:style-name="T1">Class lClass = Class.forName("com.nullhaus.MyListener");</text:span></text:span></text:p>
      <text:p text:style-name="P8"><text:span text:style-name="Source_20_Text"><text:span text:style-name="T2"><text:s text:c="12"/></text:span></text:span><text:span text:style-name="Source_20_Text"><text:span text:style-name="T1">AsyncListener al = ac.createListener(lClass);</text:span></text:span></text:p>
      <text:p text:style-name="P8"><text:soft-page-break/></text:p>
      <text:p text:style-name="P8"><text:span text:style-name="Source_20_Text"><text:span text:style-name="T2"><text:s text:c="12"/></text:span></text:span><text:span text:style-name="Source_20_Text"><text:span text:style-name="T1">ac.addListener(al);</text:span></text:span></text:p>
      <text:p text:style-name="P8"><text:span text:style-name="Source_20_Text"><text:span text:style-name="T2"><text:s text:c="8"/></text:span></text:span><text:span text:style-name="Source_20_Text"><text:span text:style-name="T1">} catch (ClassNotFoundException e) {</text:span></text:span></text:p>
      <text:p text:style-name="P8"><text:span text:style-name="Source_20_Text"><text:span text:style-name="T2"><text:s text:c="12"/></text:span></text:span><text:span text:style-name="Source_20_Text"><text:span text:style-name="T1">e.printStackTrace();</text:span></text:span></text:p>
      <text:p text:style-name="P8"><text:span text:style-name="Source_20_Text"><text:span text:style-name="T2"><text:s text:c="8"/></text:span></text:span><text:span text:style-name="Source_20_Text"><text:span text:style-name="T1">}</text:span></text:span></text:p>
      <text:p text:style-name="P8"/>
      <text:p text:style-name="P8"><text:span text:style-name="Source_20_Text"><text:span text:style-name="T2"><text:s text:c="8"/></text:span></text:span><text:span text:style-name="Source_20_Text"><text:span text:style-name="T1">ac.start(new Thread() {</text:span></text:span></text:p>
      <text:p text:style-name="P8"><text:span text:style-name="Source_20_Text"><text:span text:style-name="T2"><text:s text:c="12"/></text:span></text:span><text:span text:style-name="Source_20_Text"><text:span text:style-name="T1">public void run() {</text:span></text:span></text:p>
      <text:p text:style-name="P8"><text:span text:style-name="Source_20_Text"><text:span text:style-name="T2"><text:s text:c="16"/></text:span></text:span><text:span text:style-name="Source_20_Text"><text:span text:style-name="T1">ac.complete();</text:span></text:span></text:p>
      <text:p text:style-name="P8"><text:span text:style-name="Source_20_Text"><text:span text:style-name="T2"><text:s text:c="12"/></text:span></text:span><text:span text:style-name="Source_20_Text"><text:span text:style-name="T1">}</text:span></text:span></text:p>
      <text:p text:style-name="P8"><text:span text:style-name="Source_20_Text"><text:span text:style-name="T2"><text:s text:c="8"/></text:span></text:span><text:span text:style-name="Source_20_Text"><text:span text:style-name="T1">});</text:span></text:span></text:p>
      <text:p text:style-name="P8"><text:span text:style-name="Source_20_Text"><text:span text:style-name="T2"><text:s text:c="4"/></text:span></text:span><text:span text:style-name="Source_20_Text"><text:span text:style-name="T1">}</text:span></text:span></text:p>
      <text:p text:style-name="P8"><text:span text:style-name="Source_20_Text"><text:span text:style-name="T1">}</text:span></text:span></text:p>
      <text:list xml:id="list120470440788517469" text:style-name="L21">
        <text:list-item>
          <text:p text:style-name="P19"/>
        </text:list-item>
      </text:list>
      <text:list xml:id="list1987865729105642392" text:style-name="L22">
        <text:list-item>
          <text:p text:style-name="P26">This code compiles</text:p>
        </text:list-item>
        <text:list-item>
          <text:p text:style-name="P26">The "#Async listener [onTimeout]" message will be to the console/log file</text:p>
        </text:list-item>
        <text:list-item>
          <text:p text:style-name="P26">The "#Async listener [onStartAsync]" message will be to the console/log file</text:p>
        </text:list-item>
        <text:list-item>
          <text:p text:style-name="P26">The "#Async listener [onError]" message will be to the console/log file</text:p>
        </text:list-item>
        <text:list-item>
          <text:p text:style-name="P26">The "#Async listener [onComplete]" message will be to the console/log file</text:p>
        </text:list-item>
        <text:list-item>
          <text:p text:style-name="P26">A runtime exception will be thrown when accessing this servlet</text:p>
        </text:list-item>
        <text:list-item>
          <text:p text:style-name="P26">This code doesn't compile</text:p>
        </text:list-item>
      </text:list>
      <text:p text:style-name="Text_20_body"><text:bookmark text:name="j_idt2710"/><draw:control text:anchor-type="as-char" draw:z-index="10" draw:style-name="gr1" draw:text-style-name="P31" svg:width="3.308cm" svg:height="1.006cm" draw:control="control11"/></text:p>
      <text:section text:style-name="Sect1" text:name="Seção10">
        <text:p text:style-name="P4"><text:bookmark text:name="explanaition9"/><text:span text:style-name="Strong_20_Emphasis"><text:span text:style-name="T6">a, e</text:span></text:span></text:p>
        <text:p text:style-name="P4"><text:span text:style-name="Strong_20_Emphasis"><text:span text:style-name="T6">Reference:</text:span></text:span> pages 17 - 18, 2.3.3.3 "Asynchronous processing"</text:p>
        <text:p text:style-name="P4"><text:span text:style-name="Strong_20_Emphasis"><text:span text:style-name="T6">Explanation</text:span></text:span>: The listener will be notified after the asynchronous processing will be completed. The timeout, error and onStartAsync (it's the<text:span text:style-name="Strong_20_Emphasis"><text:span text:style-name="T6">first</text:span></text:span> invocation of startAsync()) will not occur in this cas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7:37:52.53</meta:creation-date>
    <dc:date>2013-06-18T21:20:15.71</dc:date>
    <meta:editing-duration>PT6M54S</meta:editing-duration>
    <meta:editing-cycles>9</meta:editing-cycles>
    <meta:generator>LibreOffice/4.0.1.2$Windows_x86 LibreOffice_project/84102822e3d61eb989ddd325abf1ac077904985</meta:generator>
    <meta:document-statistic meta:table-count="0" meta:image-count="0" meta:object-count="0" meta:page-count="19" meta:paragraph-count="447" meta:word-count="2441" meta:character-count="20344" meta:non-whitespace-character-count="17135"/>
  </office:meta>
</office:document-meta>
</file>